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d10" officeooo:paragraph-rsid="000ccd10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officeooo:rsid="000ccd10" officeooo:paragraph-rsid="000ccd10"/>
    </style:style>
    <style:style style:name="P5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</style:style>
    <style:style style:name="P6" style:family="paragraph" style:parent-style-name="Standard">
      <style:text-properties fo:color="#000000" style:font-name="Arial" fo:font-size="11pt" fo:letter-spacing="normal" officeooo:paragraph-rsid="0011d1bf" style:font-size-asian="11pt"/>
    </style:style>
    <style:style style:name="P7" style:family="paragraph" style:parent-style-name="Default">
      <style:text-properties fo:color="#000000" style:font-name="Arial" fo:font-size="11pt" fo:letter-spacing="normal" style:font-size-asian="11pt"/>
    </style:style>
    <style:style style:name="P8" style:family="paragraph" style:parent-style-name="Default">
      <style:text-properties fo:color="#000000" style:font-name="Arial" fo:font-size="11pt" fo:letter-spacing="normal" officeooo:paragraph-rsid="0011d1bf" style:font-size-asian="11pt"/>
    </style:style>
    <style:style style:name="P9" style:family="paragraph" style:parent-style-name="Text_20_body" style:list-style-name="L1">
      <style:text-properties fo:color="#000000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ower liberalization of the energy market </text:p>
      <text:p text:style-name="P1"/>
      <text:p text:style-name="P1">Hypothesis 1 </text:p>
      <text:p text:style-name="P1">Prices changes affect customer churn </text:p>
      <text:p text:style-name="P1"><text:tab/>- which current customers are likely to churn at these current prices.</text:p>
      <text:p text:style-name="P1"><text:s text:c="20"/>* <text:s/>which good <text:s/>predictive model could be useful ? </text:p>
      <text:p text:style-name="P1"><text:tab/> <text:s text:c="7"/>* <text:s/>which predictive model would be good </text:p>
      <text:p text:style-name="P1">- <text:s/>Customers at the risk of churning are to be offered a 20% discount</text:p>
      <text:p text:style-name="P1">especially those who are primarily interested in money </text:p>
      <text:p text:style-name="P1"/>
      <text:p text:style-name="P1"/>
      <text:p text:style-name="P1">FIRST TASK </text:p>
      <text:p text:style-name="P1">how can I test this hypothesis ? </text:p>
      <text:p text:style-name="P1">- Focus on the data that <text:s/>I would need</text:p>
      <text:p text:style-name="P1">- <text:s/>the analytical model that I’d use</text:p>
      <text:p text:style-name="P1"/>
      <text:p text:style-name="P4">Remember what the key factors are for a customer deciding to stay with or switch providers</text:p>
      <text:list xml:id="list123190104" text:style-name="L1">
        <text:list-item>
          <text:p text:style-name="P10">Think of data sources and fields that could be used to explore the contribution of various factors to a customer’s possible action </text:p>
        </text:list-item>
        <text:list-item>
          <text:p text:style-name="P10">Ideally, what would a data frame of your choice look like – what should each column and row represent? </text:p>
        </text:list-item>
        <text:list-item>
          <text:p text:style-name="P9">What kind of exploratory analyses on the relevant fields can give more insights about the customer's churn behavior? </text:p>
        </text:list-item>
      </text:list>
      <text:p text:style-name="P7">-------------------------------------------</text:p>
      <text:p text:style-name="P7"/>
      <text:p text:style-name="P8">you will present </text:p>
      <text:p text:style-name="P8">- our findings of the churn issue</text:p>
      <text:p text:style-name="P8">- your recommendations on how to address it.</text:p>
      <text:p text:style-name="P8"/>
      <text:p text:style-name="P8">For training your model you are provided with a dataset which includes features of SME customers in January 2016 as well as the information about whether or not they have churned by March 2016.</text:p>
      <text:p text:style-name="P6"/>
      <text:p text:style-name="P5"/>
      <text:p text:style-name="P2"/>
      <text:p text:style-name="P3"/>
      <text:p text:style-name="P3"/>
      <text:list xml:id="list1346759356958" text:continue-numbering="true" text:style-name="L1">
        <text:list-header>
          <text:p text:style-name="P9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2:59:16.090500471</meta:creation-date>
    <dc:date>2022-08-31T00:13:45.502261669</dc:date>
    <meta:editing-duration>PT5H32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19" meta:character-count="1305" meta:non-whitespace-character-count="1061"/>
  </office:meta>
</office:document-meta>
</file>